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14" calcext:value-type="float">
            <text:p>14</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1400" calcext:value-type="float">
            <text:p>14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101, 0" calcext:value-type="string">
            <text:p>255, 101, 0</text:p>
          </table:table-cell>
          <table:table-cell table:style-name="Calc"/>
          <table:table-cell table:style-name="InterimResult" table:formula="of:=IF([.E35] &lt;= 66; 99.4708025861 * LN([.E35]) - 161.1195681661; 288.1221695283 * (([.E35] - 60)^-0.0755148492))" office:value-type="float" office:value="101.38958248146" calcext:value-type="float">
            <text:p>101,38958248146</text:p>
          </table:table-cell>
          <table:table-cell table:style-name="InterimResult" table:formula="of:=COM.MICROSOFT.IFS([.E38] &lt; 0; 0; [.E38] &gt; 255; 255; [.E38]; [.E38])" office:value-type="float" office:value="101.38958248146" calcext:value-type="float">
            <text:p>101,38958248146</text:p>
          </table:table-cell>
          <table:table-cell table:style-name="InterimResult" table:formula="of:=IFERROR([.F38]; 0)" office:value-type="float" office:value="101.38958248146" calcext:value-type="float">
            <text:p>101,38958248146</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6500" calcext:value-type="string">
            <text:p>#FF6500</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1400" calcext:value-type="float">
            <text:p/>
          </table:table-cell>
          <table:table-cell table:style-name="Calc"/>
          <table:table-cell table:style-name="InterimResult" table:formula="of:=IF([.E35] &gt;= 66; 255; 138.5177312231 * LN([.E35] - 10) - 305.0447927307)" office:value-type="float" office:value="-113.018443020996" calcext:value-type="float">
            <text:p>-113,018443020996</text:p>
          </table:table-cell>
          <table:table-cell table:style-name="InterimResult" table:formula="of:=COM.MICROSOFT.IFS([.E40] &lt; 0; 0; [.E40] &gt; 255; 255; [.E40]; [.E40])" office:value-type="float" office:value="0" calcext:value-type="float">
            <text:p>0</text:p>
          </table:table-cell>
          <table:table-cell table:style-name="InterimResult" table:formula="of:=IFERROR([.F40]; 0)" office:value-type="float" office:value="0" calcext:value-type="float">
            <text:p>0</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olarConstant" table:base-cell-address="$Constants.$F$17" table:cell-range-address="$Constants.$F$17"/>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 style:data-style-name="N2" text:time-value="01:00:14.33959905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3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